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office:font-face-decls>
  <office:automatic-styles>
    <style:style style:name="P1" style:family="paragraph" style:parent-style-name="Heading_20_1">
      <style:paragraph-properties fo:margin-left="0cm" fo:margin-right="0cm" fo:margin-top="0cm" fo:margin-bottom="0cm" style:contextual-spacing="false" fo:line-height="120%" fo:text-align="center" style:justify-single-word="false" fo:orphans="2" fo:widows="2" fo:text-indent="0cm" style:auto-text-indent="false"/>
      <style:text-properties fo:color="#2a6099" loext:opacity="100%" style:font-name="Consolas" fo:font-size="22pt" fo:font-style="normal" style:font-size-asian="22pt" style:font-style-asian="normal" style:font-size-complex="22pt" style:font-style-complex="normal"/>
    </style:style>
    <style:style style:name="P2" style:family="paragraph" style:parent-style-name="Text_20_body">
      <style:paragraph-properties fo:margin-left="0cm" fo:margin-right="0cm" fo:margin-top="0cm" fo:margin-bottom="0cm" style:contextual-spacing="false" fo:line-height="120%" fo:text-align="justify" style:justify-single-word="false" fo:orphans="2" fo:widows="2" fo:text-indent="0cm" style:auto-text-indent="false"/>
      <style:text-properties fo:font-variant="normal" fo:text-transform="none" fo:color="#212529" loext:opacity="100%" style:font-name="Consolas" fo:font-size="12pt" fo:letter-spacing="normal" fo:font-style="normal" fo:font-weight="normal" officeooo:rsid="001cdd23" officeooo:paragraph-rsid="001cdd23" style:font-size-asian="12pt" style:font-size-complex="12pt"/>
    </style:style>
    <style:style style:name="P3" style:family="paragraph" style:parent-style-name="Text_20_body">
      <style:paragraph-properties fo:margin-left="0cm" fo:margin-right="0cm" fo:margin-top="0cm" fo:margin-bottom="0cm" style:contextual-spacing="false" fo:line-height="120%" fo:text-align="justify" style:justify-single-word="false" fo:orphans="2" fo:widows="2" fo:text-indent="0cm" style:auto-text-indent="false"/>
      <style:text-properties fo:color="#212529" loext:opacity="100%" style:font-name="Consolas" fo:font-size="11pt" officeooo:rsid="001cdd23" officeooo:paragraph-rsid="001cdd23" style:font-size-asian="11pt" style:font-size-complex="11pt"/>
    </style:style>
    <style:style style:name="P4" style:family="paragraph" style:parent-style-name="Text_20_body">
      <style:paragraph-properties fo:margin-left="0cm" fo:margin-right="0cm" fo:margin-top="0cm" fo:margin-bottom="0cm" style:contextual-spacing="false" fo:line-height="120%" fo:text-align="justify" style:justify-single-word="false" fo:orphans="2" fo:widows="2" fo:text-indent="0cm" style:auto-text-indent="false"/>
      <style:text-properties fo:font-variant="normal" fo:text-transform="none" fo:color="#000000" loext:opacity="100%" style:font-name="Consolas" fo:font-size="12pt" fo:letter-spacing="normal" fo:font-style="normal" fo:font-weight="normal" officeooo:rsid="001cdd23" officeooo:paragraph-rsid="001cdd23" style:font-size-asian="12pt" style:font-style-asian="normal" style:font-size-complex="12pt" style:font-style-complex="normal"/>
    </style:style>
    <style:style style:name="P5" style:family="paragraph" style:parent-style-name="Text_20_body">
      <style:paragraph-properties fo:line-height="120%" fo:text-align="justify" style:justify-single-word="false"/>
      <style:text-properties fo:color="#000000" loext:opacity="100%" style:font-name="Consolas" fo:font-size="12pt" officeooo:rsid="001cdd23" style:font-size-asian="12pt" style:font-size-complex="12pt"/>
    </style:style>
    <style:style style:name="P6" style:family="paragraph" style:parent-style-name="Text_20_body">
      <style:paragraph-properties fo:line-height="120%" fo:text-align="justify" style:justify-single-word="false"/>
      <style:text-properties fo:color="#2a6099" loext:opacity="100%" style:font-name="Consolas" fo:font-size="22pt" officeooo:rsid="001cdd23" style:font-size-asian="22pt" style:font-size-complex="22pt"/>
    </style:style>
    <style:style style:name="P7" style:family="paragraph" style:parent-style-name="Text_20_body">
      <style:paragraph-properties fo:margin-left="0cm" fo:margin-right="0cm" fo:margin-top="0cm" fo:margin-bottom="0cm" style:contextual-spacing="false" fo:line-height="120%" fo:text-align="justify" style:justify-single-word="false" fo:orphans="2" fo:widows="2" fo:text-indent="0cm" style:auto-text-indent="false"/>
      <style:text-properties fo:font-variant="normal" fo:text-transform="none" fo:color="#2a6099" loext:opacity="100%" style:font-name="Consolas" fo:font-size="12pt" fo:letter-spacing="normal" fo:font-style="normal" fo:font-weight="normal" officeooo:rsid="001cdd23" officeooo:paragraph-rsid="001cdd23" style:font-size-asian="12pt" style:font-style-asian="normal" style:font-size-complex="12pt" style:font-style-complex="normal"/>
    </style:style>
    <style:style style:name="P8" style:family="paragraph" style:parent-style-name="Text_20_body">
      <style:paragraph-properties fo:margin-left="0cm" fo:margin-right="0cm" fo:margin-top="0cm" fo:margin-bottom="0cm" style:contextual-spacing="false" fo:line-height="120%" fo:text-align="justify" style:justify-single-word="false" fo:orphans="2" fo:widows="2" fo:text-indent="0cm" style:auto-text-indent="false"/>
      <style:text-properties officeooo:paragraph-rsid="00324584"/>
    </style:style>
    <style:style style:name="P9" style:family="paragraph" style:parent-style-name="Text_20_body">
      <style:paragraph-properties fo:margin-left="0cm" fo:margin-right="0cm" fo:margin-top="0cm" fo:margin-bottom="0cm" style:contextual-spacing="false" fo:line-height="120%" fo:text-align="justify" style:justify-single-word="false" fo:orphans="2" fo:widows="2" fo:text-indent="0cm" style:auto-text-indent="false"/>
      <style:text-properties style:font-name="Consolas" fo:font-size="12pt" fo:font-weight="normal" officeooo:paragraph-rsid="00324584" style:font-size-asian="12pt" style:font-weight-asian="normal" style:font-size-complex="12pt" style:font-weight-complex="normal"/>
    </style:style>
    <style:style style:name="P10" style:family="paragraph" style:parent-style-name="Text_20_body">
      <style:paragraph-properties fo:line-height="120%" fo:text-align="justify" style:justify-single-word="false"/>
    </style:style>
    <style:style style:name="P11" style:family="paragraph" style:parent-style-name="Text_20_body">
      <style:paragraph-properties fo:margin-left="0cm" fo:margin-right="0cm" fo:margin-top="0cm" fo:margin-bottom="0cm" style:contextual-spacing="false" fo:line-height="120%" fo:text-align="justify" style:justify-single-word="false" fo:orphans="2" fo:widows="2" fo:text-indent="0cm" style:auto-text-indent="false"/>
      <style:text-properties fo:font-variant="normal" fo:text-transform="none" fo:color="#000000" loext:opacity="100%" style:font-name="Consolas" fo:font-size="12pt" fo:letter-spacing="normal" fo:font-style="normal" fo:font-weight="bold" officeooo:rsid="003b1a7b" officeooo:paragraph-rsid="003b1a7b" style:font-size-asian="12pt" style:font-style-asian="normal" style:font-weight-asian="bold" style:font-size-complex="12pt" style:font-style-complex="normal" style:font-weight-complex="bold"/>
    </style:style>
    <style:style style:name="P12" style:family="paragraph" style:parent-style-name="Text_20_body">
      <style:paragraph-properties fo:margin-left="0cm" fo:margin-right="0cm" fo:margin-top="0cm" fo:margin-bottom="0cm" style:contextual-spacing="false" fo:line-height="120%" fo:text-align="justify" style:justify-single-word="false" fo:orphans="2" fo:widows="2" fo:text-indent="0cm" style:auto-text-indent="false"/>
      <style:text-properties fo:font-variant="normal" fo:text-transform="none" fo:color="#000000" loext:opacity="100%" style:font-name="Consolas" fo:font-size="12pt" fo:letter-spacing="normal" fo:font-style="normal" fo:font-weight="normal" officeooo:rsid="00324584" officeooo:paragraph-rsid="00324584" style:font-size-asian="12pt" style:font-style-asian="normal" style:font-size-complex="12pt" style:font-style-complex="normal"/>
    </style:style>
    <style:style style:name="P13" style:family="paragraph" style:parent-style-name="Text_20_body">
      <style:paragraph-properties fo:margin-left="0cm" fo:margin-right="0cm" fo:margin-top="0cm" fo:margin-bottom="0cm" style:contextual-spacing="false" fo:line-height="120%" fo:text-align="justify" style:justify-single-word="false" fo:orphans="2" fo:widows="2" fo:text-indent="0cm" style:auto-text-indent="false"/>
      <style:text-properties fo:font-variant="normal" fo:text-transform="none" fo:color="#212529" loext:opacity="100%" style:font-name="Roboto" fo:font-size="12pt" fo:letter-spacing="normal" fo:font-style="normal" fo:font-weight="normal" officeooo:rsid="00324584" officeooo:paragraph-rsid="00324584" style:font-size-asian="10.5pt" style:font-style-asian="normal" style:font-size-complex="12pt" style:font-style-complex="normal"/>
    </style:style>
    <style:style style:name="P14" style:family="paragraph" style:parent-style-name="Heading_20_4">
      <style:paragraph-properties fo:margin-top="0cm" fo:margin-bottom="0.499cm" style:contextual-spacing="false" fo:line-height="120%" fo:text-align="justify" style:justify-single-word="false"/>
      <style:text-properties fo:color="#212529" loext:opacity="100%" style:font-name="Roboto" fo:font-weight="normal" officeooo:rsid="00324584" style:font-size-asian="10.5pt"/>
    </style:style>
    <style:style style:name="P15" style:family="paragraph" style:parent-style-name="Text_20_body">
      <style:paragraph-properties fo:line-height="120%" fo:text-align="justify" style:justify-single-word="false"/>
      <style:text-properties fo:color="#212529" loext:opacity="100%" style:font-name="Consolas" fo:font-size="12pt" fo:font-weight="normal" officeooo:rsid="00324584" style:font-size-asian="12pt" style:font-weight-asian="normal" style:font-size-complex="12pt" style:font-weight-complex="normal"/>
    </style:style>
    <style:style style:name="P16" style:family="paragraph" style:parent-style-name="Text_20_body" style:list-style-name="L1">
      <style:paragraph-properties fo:line-height="120%" fo:text-align="justify" style:justify-single-word="false"/>
      <style:text-properties fo:color="#212529" loext:opacity="100%" style:font-name="Roboto" officeooo:rsid="00324584"/>
    </style:style>
    <style:style style:name="P17" style:family="paragraph" style:parent-style-name="Text_20_body" style:list-style-name="L2">
      <style:paragraph-properties fo:line-height="120%" fo:text-align="justify" style:justify-single-word="false"/>
      <style:text-properties fo:color="#212529" loext:opacity="100%" style:font-name="Roboto" officeooo:rsid="00324584"/>
    </style:style>
    <style:style style:name="P18" style:family="paragraph" style:parent-style-name="Text_20_body">
      <style:paragraph-properties fo:margin-left="0cm" fo:margin-right="0cm" fo:margin-top="0cm" fo:margin-bottom="0cm" style:contextual-spacing="false" fo:line-height="120%" fo:text-align="justify" style:justify-single-word="false" fo:orphans="2" fo:widows="2" fo:text-indent="0cm" style:auto-text-indent="false"/>
      <style:text-properties fo:font-variant="normal" fo:text-transform="none" fo:color="#212529" loext:opacity="100%" style:font-name="Consolas" fo:font-size="12pt" fo:letter-spacing="normal" fo:font-style="normal" fo:font-weight="normal" officeooo:rsid="00324584" officeooo:paragraph-rsid="00324584" style:font-size-asian="12pt" style:font-style-asian="normal" style:font-size-complex="12pt" style:font-style-complex="normal"/>
    </style:style>
    <style:style style:name="P19" style:family="paragraph" style:parent-style-name="Text_20_body">
      <style:paragraph-properties fo:margin-left="0cm" fo:margin-right="0cm" fo:margin-top="0cm" fo:margin-bottom="0cm" style:contextual-spacing="false" fo:line-height="120%" fo:text-align="justify" style:justify-single-word="false" fo:orphans="2" fo:widows="2" fo:text-indent="0cm" style:auto-text-indent="false"/>
      <style:text-properties fo:font-variant="normal" fo:text-transform="none" fo:color="#212529" loext:opacity="100%" style:font-name="Consolas" fo:font-size="12pt" fo:letter-spacing="normal" fo:font-style="normal" fo:font-weight="bold" officeooo:rsid="00521b02" officeooo:paragraph-rsid="00521b02" style:font-size-asian="12pt" style:font-style-asian="normal" style:font-weight-asian="bold" style:font-size-complex="12pt" style:font-style-complex="normal" style:font-weight-complex="bold"/>
    </style:style>
    <style:style style:name="P20" style:family="paragraph" style:parent-style-name="Text_20_body">
      <style:paragraph-properties fo:margin-left="0cm" fo:margin-right="0cm" fo:margin-top="0cm" fo:margin-bottom="0cm" style:contextual-spacing="false" fo:line-height="120%" fo:text-align="justify" style:justify-single-word="false" fo:orphans="2" fo:widows="2" fo:text-indent="0cm" style:auto-text-indent="false"/>
      <style:text-properties style:font-name="Consolas" fo:font-size="12pt" fo:font-weight="bold" officeooo:paragraph-rsid="00521b02" style:font-size-asian="12pt" style:font-weight-asian="bold" style:font-size-complex="12pt" style:font-weight-complex="bold"/>
    </style:style>
    <style:style style:name="P21" style:family="paragraph" style:parent-style-name="Text_20_body">
      <style:paragraph-properties fo:margin-left="0cm" fo:margin-right="0cm" fo:margin-top="0cm" fo:margin-bottom="0cm" style:contextual-spacing="false" fo:line-height="120%" fo:text-align="justify" style:justify-single-word="false" fo:orphans="2" fo:widows="2" fo:text-indent="0cm" style:auto-text-indent="false"/>
      <style:text-properties style:font-name="Consolas" fo:font-size="11pt" fo:font-weight="bold" officeooo:paragraph-rsid="00521b02" style:font-size-asian="11pt" style:font-weight-asian="bold" style:font-size-complex="11pt" style:font-weight-complex="bold"/>
    </style:style>
    <style:style style:name="P22" style:family="paragraph" style:parent-style-name="Text_20_body" style:list-style-name="L3">
      <style:paragraph-properties fo:line-height="120%" fo:text-align="justify" style:justify-single-word="false"/>
      <style:text-properties style:font-name="Consolas" fo:font-size="11pt" fo:font-weight="bold" style:font-size-asian="11pt" style:font-weight-asian="bold" style:font-size-complex="11pt" style:font-weight-complex="bold"/>
    </style:style>
    <style:style style:name="P23" style:family="paragraph" style:parent-style-name="Text_20_body">
      <style:paragraph-properties fo:line-height="120%" fo:text-align="justify" style:justify-single-word="false"/>
      <style:text-properties style:font-name="Consolas" fo:font-size="11pt" fo:font-weight="bold" style:font-size-asian="11pt" style:font-weight-asian="bold" style:font-size-complex="11pt" style:font-weight-complex="bold"/>
    </style:style>
    <style:style style:name="P24" style:family="paragraph" style:parent-style-name="Text_20_body">
      <style:paragraph-properties fo:margin-left="0cm" fo:margin-right="0cm" fo:margin-top="0cm" fo:margin-bottom="0cm" style:contextual-spacing="false" fo:line-height="120%" fo:text-align="justify" style:justify-single-word="false" fo:orphans="2" fo:widows="2" fo:text-indent="0cm" style:auto-text-indent="false"/>
      <style:text-properties style:font-name="Consolas" fo:font-size="12pt" fo:font-weight="normal" officeooo:paragraph-rsid="00521b02" style:font-size-asian="12pt" style:font-weight-asian="normal" style:font-size-complex="12pt" style:font-weight-complex="normal"/>
    </style:style>
    <style:style style:name="P25" style:family="paragraph" style:parent-style-name="Text_20_body">
      <style:paragraph-properties fo:margin-left="0cm" fo:margin-right="0cm" fo:margin-top="0cm" fo:margin-bottom="0cm" style:contextual-spacing="false" fo:line-height="120%" fo:text-align="justify" style:justify-single-word="false" fo:orphans="2" fo:widows="2" fo:text-indent="0cm" style:auto-text-indent="false"/>
      <style:text-properties fo:color="#212529" loext:opacity="100%" style:font-name="Roboto" fo:font-size="12pt" fo:font-weight="normal" officeooo:rsid="00564f32" officeooo:paragraph-rsid="00564f32" style:font-size-asian="10.5pt" style:font-size-complex="12pt"/>
    </style:style>
    <style:style style:name="P26" style:family="paragraph" style:parent-style-name="Text_20_body">
      <style:paragraph-properties fo:margin-left="0cm" fo:margin-right="0cm" fo:margin-top="0cm" fo:margin-bottom="0cm" style:contextual-spacing="false" fo:line-height="120%" fo:text-align="justify" style:justify-single-word="false" fo:orphans="2" fo:widows="2" fo:text-indent="0cm" style:auto-text-indent="false"/>
      <style:text-properties fo:font-variant="normal" fo:text-transform="none" fo:color="#212529" loext:opacity="100%" style:font-name="Consolas" fo:font-size="12pt" fo:letter-spacing="normal" fo:font-style="normal" fo:font-weight="normal" officeooo:rsid="00564f32" officeooo:paragraph-rsid="00564f32" style:font-size-asian="12pt" style:font-style-asian="normal" style:font-size-complex="12pt" style:font-style-complex="normal"/>
    </style:style>
    <style:style style:name="P27" style:family="paragraph" style:parent-style-name="Heading_20_3">
      <style:paragraph-properties fo:margin-left="0cm" fo:margin-right="0cm" fo:margin-top="0cm" fo:margin-bottom="0cm" style:contextual-spacing="false" fo:line-height="120%" fo:text-align="start" style:justify-single-word="false" fo:orphans="2" fo:widows="2" fo:text-indent="0cm" style:auto-text-indent="false"/>
      <style:text-properties fo:font-variant="normal" fo:text-transform="none" fo:color="#212529" loext:opacity="100%" style:font-name="Roboto" fo:font-size="12pt" fo:letter-spacing="normal" fo:font-style="normal" fo:font-weight="normal" officeooo:rsid="00564f32" officeooo:paragraph-rsid="00564f32" style:font-size-asian="10.5pt" style:font-style-asian="normal" style:font-size-complex="12pt" style:font-style-complex="normal"/>
    </style:style>
    <style:style style:name="P28" style:family="paragraph" style:parent-style-name="Text_20_body">
      <style:paragraph-properties fo:line-height="120%" fo:text-align="start" style:justify-single-word="false"/>
      <style:text-properties fo:color="#212529" loext:opacity="100%" style:font-name="Roboto" officeooo:rsid="00564f32"/>
    </style:style>
    <style:style style:name="P29" style:family="paragraph" style:parent-style-name="Text_20_body" style:list-style-name="L4">
      <style:paragraph-properties fo:line-height="120%" fo:text-align="start" style:justify-single-word="false"/>
      <style:text-properties fo:color="#212529" loext:opacity="100%" style:font-name="Roboto" officeooo:rsid="00564f32"/>
    </style:style>
    <style:style style:name="P30" style:family="paragraph" style:parent-style-name="Text_20_body" style:list-style-name="L4">
      <style:paragraph-properties fo:line-height="120%" fo:text-align="start" style:justify-single-word="false"/>
      <style:text-properties fo:color="#212529" loext:opacity="100%" style:font-name="Consolas" fo:font-size="12pt" fo:font-weight="normal" officeooo:rsid="00564f32" style:font-size-asian="12pt" style:font-weight-asian="normal" style:font-size-complex="12pt" style:font-weight-complex="normal"/>
    </style:style>
    <style:style style:name="P31" style:family="paragraph" style:parent-style-name="Text_20_body">
      <style:paragraph-properties fo:margin-left="0cm" fo:margin-right="0cm" fo:margin-top="0cm" fo:margin-bottom="0cm" style:contextual-spacing="false" fo:line-height="120%" fo:text-align="start" style:justify-single-word="false" fo:orphans="2" fo:widows="2" fo:text-indent="0cm" style:auto-text-indent="false"/>
      <style:text-properties fo:font-variant="normal" fo:text-transform="none" fo:color="#212529" loext:opacity="100%" style:font-name="Consolas" fo:font-size="12pt" fo:letter-spacing="normal" fo:font-style="normal" fo:font-weight="normal" officeooo:rsid="00564f32" officeooo:paragraph-rsid="00564f32" style:font-size-asian="12pt" style:font-style-asian="normal" style:font-size-complex="12pt" style:font-style-complex="normal"/>
    </style:style>
    <style:style style:name="P32" style:family="paragraph" style:parent-style-name="Text_20_body">
      <style:paragraph-properties fo:margin-left="0cm" fo:margin-right="0cm" fo:margin-top="0cm" fo:margin-bottom="0cm" style:contextual-spacing="false" fo:line-height="120%" fo:text-align="justify" style:justify-single-word="false" fo:orphans="2" fo:widows="2" fo:text-indent="0cm" style:auto-text-indent="false"/>
      <style:text-properties fo:font-variant="normal" fo:text-transform="none" fo:color="#2a6099" loext:opacity="100%" style:font-name="Consolas" fo:font-size="12pt" fo:letter-spacing="normal" fo:font-style="normal" fo:font-weight="normal" officeooo:rsid="001cdd23" style:font-size-asian="12pt" style:font-style-asian="normal" style:font-size-complex="12pt" style:font-style-complex="normal"/>
    </style:style>
    <style:style style:name="T1" style:family="text">
      <style:text-properties fo:font-variant="normal" fo:text-transform="none" fo:letter-spacing="normal" fo:font-weight="normal"/>
    </style:style>
    <style:style style:name="T2" style:family="text">
      <style:text-properties fo:font-variant="normal" fo:text-transform="none" fo:letter-spacing="normal" fo:font-weight="normal" officeooo:rsid="001cdd23"/>
    </style:style>
    <style:style style:name="T3" style:family="text">
      <style:text-properties fo:font-variant="normal" fo:text-transform="none" fo:font-size="12pt" fo:letter-spacing="normal" fo:font-style="normal" fo:font-weight="normal" style:font-size-asian="12pt" style:font-size-complex="12pt"/>
    </style:style>
    <style:style style:name="T4" style:family="text">
      <style:text-properties fo:font-size="12pt" style:font-size-asian="12pt" style:font-size-complex="12pt"/>
    </style:style>
    <style:style style:name="T5" style:family="text">
      <style:text-properties style:font-name="Consolas" fo:font-size="12pt" style:font-size-asian="12pt" style:font-size-complex="12pt"/>
    </style:style>
    <style:style style:name="T6" style:family="text">
      <style:text-properties fo:color="#000000" loext:opacity="100%" fo:font-size="12pt" style:font-size-asian="12pt" style:font-size-complex="12pt"/>
    </style:style>
    <style:style style:name="T7" style:family="text">
      <style:text-properties fo:color="#000000" loext:opacity="100%" fo:font-size="12pt" officeooo:rsid="001e77b0" style:font-size-asian="12pt" style:font-size-complex="12pt"/>
    </style:style>
    <style:style style:name="T8" style:family="text">
      <style:text-properties fo:font-variant="normal" fo:text-transform="none" fo:color="#2a6099" loext:opacity="100%" style:font-name="Consolas" fo:font-size="12pt" fo:letter-spacing="normal" fo:font-style="normal" fo:font-weight="bold" officeooo:rsid="00324584" style:font-size-asian="12pt" style:font-style-asian="normal" style:font-weight-asian="bold" style:font-size-complex="12pt" style:font-style-complex="normal" style:font-weight-complex="bold"/>
    </style:style>
    <style:style style:name="T9" style:family="text">
      <style:text-properties style:font-name="Consolas" fo:font-size="12pt" fo:font-weight="bold" style:font-size-asian="12pt" style:font-weight-asian="bold" style:font-size-complex="12pt" style:font-weight-complex="bold"/>
    </style:style>
    <style:style style:name="T10" style:family="text">
      <style:text-properties style:font-name="Consolas" fo:font-size="12pt" fo:font-weight="bold" officeooo:rsid="00324584" style:font-size-asian="12pt" style:font-weight-asian="bold" style:font-size-complex="12pt" style:font-weight-complex="bold"/>
    </style:style>
    <style:style style:name="T11" style:family="text">
      <style:text-properties style:font-name="Consolas" fo:font-size="12pt" fo:font-weight="normal" style:font-size-asian="12pt" style:font-weight-asian="normal" style:font-size-complex="12pt" style:font-weight-complex="normal"/>
    </style:style>
    <style:style style:name="T12" style:family="text">
      <style:text-properties style:font-name="Consolas" fo:font-size="12pt" fo:font-weight="normal" officeooo:rsid="00324584" style:font-size-asian="12pt" style:font-weight-asian="normal" style:font-size-complex="12pt" style:font-weight-complex="normal"/>
    </style:style>
    <style:style style:name="T13" style:family="text">
      <style:text-properties officeooo:rsid="00324584"/>
    </style:style>
    <style:style style:name="T14" style:family="text">
      <style:text-properties style:font-name="Consolas" style:font-size-asian="12pt" style:font-weight-asian="normal" style:font-weight-complex="normal"/>
    </style:style>
    <style:style style:name="T15" style:family="text">
      <style:text-properties style:font-name="Consolas" fo:font-weight="normal" style:font-size-asian="12pt" style:font-weight-asian="normal" style:font-weight-complex="normal"/>
    </style:style>
    <style:style style:name="T16" style:family="text">
      <style:text-properties style:font-name="Consolas" fo:font-weight="normal" officeooo:rsid="004f935a" style:font-size-asian="12pt" style:font-weight-asian="normal" style:font-weight-complex="normal"/>
    </style:style>
    <style:style style:name="T17" style:family="text">
      <style:text-properties fo:font-variant="normal" fo:text-transform="none" fo:color="#212529" loext:opacity="100%" fo:letter-spacing="normal" fo:font-style="normal" officeooo:rsid="00521b02" style:font-style-asian="normal" style:font-style-complex="normal"/>
    </style:style>
    <style:style style:name="T18" style:family="text">
      <style:text-properties fo:font-variant="normal" fo:text-transform="none" fo:color="#212529" loext:opacity="100%" fo:letter-spacing="normal" fo:font-style="normal"/>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fo:font-variant="normal" fo:text-transform="none" style:font-name="Consolas" fo:letter-spacing="normal" fo:font-style="normal" style:font-size-asian="12pt" style:font-style-asian="normal" style:font-style-complex="normal"/>
    </style:style>
    <style:style style:name="T21" style:family="text">
      <style:text-properties style:font-name="Consolas" style:font-size-asian="12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h text:style-name="P1" text:outline-level="1"><text:bookmark text:name="yui_3_18_1_1_1743578337940_351"/><text:span text:style-name="T1">Anteproyecto </text:span><text:span text:style-name="T2">Alexey Suzdalenko DAW 2025</text:span></text:h>
      <text:p text:style-name="P2"/>
      <text:p text:style-name="P2"/>
      <text:p text:style-name="P3"><text:span text:style-name="T3">1. </text:span><text:span text:style-name="Strong_20_Emphasis"><text:span text:style-name="T4">Problema o necesidad actual y propósito del proyecto</text:span></text:span></text:p>
      <text:p text:style-name="P3"><text:span text:style-name="Strong_20_Emphasis"><text:span text:style-name="T5"/></text:span></text:p>
      <text:p text:style-name="P4">Cuando una persona decide trabajar por cuenta propia como autónomo, Sociedad Limitada (SL) o Sociedad Limitada Nueva Empresa (SLNE), debe emitir facturas desde el primer momento en que finaliza un trabajo. </text:p>
      <text:p text:style-name="P4"/>
      <text:p text:style-name="P4">Aunque es posible generar facturas manualmente en PDF o Excel, este proceso no es cómodo ni eficiente. Además, gestionar y almacenar correctamente las facturas es fundamental, ya que deben presentarse ante Hacienda.</text:p>
      <text:p text:style-name="P4"/>
      <text:p text:style-name="P5">Actualmente, existen aplicaciones comerciales que facilitan la creación de facturas, pero suelen requerir suscripciones o pagos elevados. Esto representa una carga económica adicional para los autónomos, quienes ya enfrentan costos iniciales elevados al comenzar su actividad profesional.</text:p>
      <text:p text:style-name="P6"><text:span text:style-name="Strong_20_Emphasis"><text:span text:style-name="T6">FacturaApp</text:span></text:span><text:span text:style-name="T6"> surge como una solución gratuita y en línea que permite a los autónomos y pequeños negocios generar y enviar </text:span><text:span text:style-name="T7">por email las</text:span><text:span text:style-name="T6"> facturas en formato PDF de manera rápida y sencilla. Su clave es la facilidad de uso, con integración intuitiva de clientes, artículos y tipos de IVA, agilizando el proceso de facturación desde cualquier dispositivo con acceso a Internet.</text:span></text:p>
      <text:p text:style-name="P7"/>
      <text:p text:style-name="P7"/>
      <text:p text:style-name="P7"/>
      <text:p text:style-name="P8"><text:span text:style-name="T8">2. </text:span><text:span text:style-name="T9">La orientación profesional de </text:span><text:span text:style-name="Strong_20_Emphasis"><text:span text:style-name="T9">Factur</text:span></text:span><text:span text:style-name="Strong_20_Emphasis"><text:span text:style-name="T10">a</text:span></text:span><text:span text:style-name="Strong_20_Emphasis"><text:span text:style-name="T9">App</text:span></text:span></text:p>
      <text:p text:style-name="P8"><text:span text:style-name="Strong_20_Emphasis"><text:span text:style-name="T9"/></text:span></text:p>
      <text:p text:style-name="P8"><text:span text:style-name="Strong_20_Emphasis"><text:span text:style-name="T11">La orientación profesional de Factur</text:span></text:span><text:span text:style-name="Strong_20_Emphasis"><text:span text:style-name="T12">a</text:span></text:span><text:span text:style-name="Strong_20_Emphasis"><text:span text:style-name="T11">App está dirigida principalmente a autónomos y pequeñas empresas que necesiten una herramienta sencilla y eficiente para la generación de facturas y gestión de clientes. Esto incluye, pero no se limita a:</text:span></text:span></text:p>
      <text:p text:style-name="P8"><text:span text:style-name="Strong_20_Emphasis"><text:span text:style-name="T11"/></text:span></text:p>
      <text:p text:style-name="P8"><text:span text:style-name="Strong_20_Emphasis"><text:span text:style-name="T11">Profesionales independientes</text:span></text:span><text:span text:style-name="T11"> como:</text:span></text:p>
      <text:p text:style-name="P9"><text:span text:style-name="T13"><text:tab/>1. </text:span>Abogados, músicos, artistas, programadores, analistas financieros, entre otros. <text:s text:c="4"/><text:tab/>Cualquier profesional que, después de realizar un trabajo o servicio, necesite generar</text:p>
      <text:p text:style-name="P9"><text:tab/>rápidamente una factura y llevar un control adecuado de las mismas.</text:p>
      <text:p text:style-name="P8"><text:span text:style-name="Strong_20_Emphasis"><text:span text:style-name="T11"/></text:span></text:p>
      <text:p text:style-name="P8"><text:span text:style-name="Strong_20_Emphasis"><text:span text:style-name="T12"><text:tab/>2. </text:span></text:span><text:span text:style-name="Strong_20_Emphasis"><text:span text:style-name="T11">Pequeñas empresas</text:span></text:span><text:span text:style-name="T11"> como talleres, tiendas, bares, peluquerías, y otros negocios que <text:tab/>requieren una solución de facturación ágil.</text:span></text:p>
      <text:p text:style-name="P8"><text:span text:style-name="Strong_20_Emphasis"><text:span text:style-name="T11"/></text:span></text:p>
      <text:p text:style-name="P8"><text:span text:style-name="Strong_20_Emphasis"><text:span text:style-name="T12"><text:tab/></text:span></text:span><text:span text:style-name="Strong_20_Emphasis"><text:span text:style-name="T12">3. </text:span></text:span><text:span text:style-name="Strong_20_Emphasis"><text:span text:style-name="T11">Empresas de nueva creación</text:span></text:span><text:span text:style-name="T11"> como sociedades limitadas o sociedades limitadas nuevas <text:tab/>(SLNE), que se encuentran en sus primeros pasos y necesitan herramientas accesibles para <text:tab/>cumplir con las normativas fiscales y de facturación.</text:span></text:p>
      <text:p text:style-name="P10"><text:span text:style-name="Strong_20_Emphasis"><text:span text:style-name="T11"/></text:span></text:p>
      <text:p text:style-name="P10"><text:soft-page-break/><text:span text:style-name="Strong_20_Emphasis"><text:span text:style-name="T11">Explotación comercial</text:span></text:span><text:span text:style-name="T11">: La comercialización de </text:span><text:span text:style-name="Strong_20_Emphasis"><text:span text:style-name="T11">Factur</text:span></text:span><text:span text:style-name="Strong_20_Emphasis"><text:span text:style-name="T12">a</text:span></text:span><text:span text:style-name="Strong_20_Emphasis"><text:span text:style-name="T11">App</text:span></text:span><text:span text:style-name="T11"> podría seguir un modelo basado en </text:span><text:span text:style-name="Strong_20_Emphasis"><text:span text:style-name="T11">suscripciones</text:span></text:span><text:span text:style-name="T11">, ofreciendo planes mensuales o anuales. Esto incluye opciones de </text:span><text:span text:style-name="Strong_20_Emphasis"><text:span text:style-name="T11">prueba gratuita</text:span></text:span><text:span text:style-name="T11"> con funcionalidades limitadas y una versión </text:span><text:span text:style-name="Strong_20_Emphasis"><text:span text:style-name="T11">premium</text:span></text:span><text:span text:style-name="T11"> para acceder a características avanzadas, como la </text:span><text:span text:style-name="Strong_20_Emphasis"><text:span text:style-name="T11">generación de informes</text:span></text:span><text:span text:style-name="T11"> detallados, </text:span><text:span text:style-name="Strong_20_Emphasis"><text:span text:style-name="T11">integración con bancos</text:span></text:span><text:span text:style-name="T11">, o la creación de </text:span><text:span text:style-name="Strong_20_Emphasis"><text:span text:style-name="T11">plantillas personalizadas de factura</text:span></text:span><text:span text:style-name="T11">.</text:span></text:p>
      <text:p text:style-name="P10"><text:span text:style-name="T11">Además, se podría explorar la venta de la aplicación como </text:span><text:span text:style-name="Strong_20_Emphasis"><text:span text:style-name="T11">software en la nube</text:span></text:span><text:span text:style-name="T11">, permitiendo a los usuarios acceder desde cualquier dispositivo, lo cual es especialmente útil para aquellos que trabajan de manera remota o en múltiples ubicaciones.</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11">3. Infraestructura necesaria: humana, recursos</text:p>
      <text:p text:style-name="P12"/>
      <text:p text:style-name="P13"><text:span text:style-name="T14">Para el desarrollo y puesta en marcha de </text:span><text:span text:style-name="Strong_20_Emphasis"><text:span text:style-name="T15">Factur</text:span></text:span><text:span text:style-name="Strong_20_Emphasis"><text:span text:style-name="T16">a</text:span></text:span><text:span text:style-name="Strong_20_Emphasis"><text:span text:style-name="T15">App</text:span></text:span><text:span text:style-name="T14">, se requiere una infraestructura adecuada que contemple tanto los recursos humanos como los materiales y tecnológicos necesarios para su funcionamiento.</text:span></text:p>
      <text:h text:style-name="P14" text:outline-level="4"><text:span text:style-name="Strong_20_Emphasis"><text:span text:style-name="T11">Infraestructura humana:</text:span></text:span></text:h>
      <text:p text:style-name="P15">En una primera fase, la empresa estará conformada por:</text:p>
      <text:list text:style-name="L1">
        <text:list-item>
          <text:p text:style-name="P16"><text:span text:style-name="Strong_20_Emphasis"><text:span text:style-name="T11">El fundador</text:span></text:span><text:span text:style-name="T11">: quien asumirá la mayor parte del trabajo, incluyendo desarrollo, gestión y comercialización de la aplicación.</text:span></text:p>
        </text:list-item>
        <text:list-item>
          <text:p text:style-name="P16"><text:span text:style-name="Strong_20_Emphasis"><text:span text:style-name="T11">Un empleado con contrato temporal</text:span></text:span><text:span text:style-name="T11">: cuya función será asistir en tareas clave como el desarrollo, soporte técnico o atención al cliente, según las necesidades del negocio.</text:span></text:p>
        </text:list-item>
      </text:list>
      <text:p text:style-name="P15">A medida que el proyecto crezca y genere ingresos suficientes, se evaluará la posibilidad de ampliar el equipo con profesionales especializados, como diseñadores UX/UI, expertos en marketing digital y personal de soporte técnico.</text:p>
      <text:h text:style-name="P14" text:outline-level="4"><text:span text:style-name="Strong_20_Emphasis"><text:span text:style-name="T11">2. Recursos físicos y operativos</text:span></text:span></text:h>
      <text:p text:style-name="P15">Para optimizar costos en la fase inicial, la empresa no contará con una oficina física, sino que operará desde una sede domiciliaria, aprovechando el hecho de que en España es legal trabajar desde casa siendo autónomo.</text:p>
      <text:p text:style-name="P15">Los recursos esenciales incluyen:</text:p>
      <text:list text:style-name="L2">
        <text:list-item>
          <text:p text:style-name="P17"><text:span text:style-name="Strong_20_Emphasis"><text:span text:style-name="T11">Equipo informático</text:span></text:span><text:span text:style-name="T11">: Ordenadores de alto rendimiento para el desarrollo y pruebas de la aplicación.</text:span></text:p>
        </text:list-item>
        <text:list-item>
          <text:p text:style-name="P17"><text:span text:style-name="Strong_20_Emphasis"><text:span text:style-name="T11">Conexión a Internet estable y rápida</text:span></text:span><text:span text:style-name="T11"> para garantizar el trabajo remoto y la operatividad de la aplicación en la nube.</text:span></text:p>
        </text:list-item>
        <text:list-item>
          <text:p text:style-name="P17"><text:span text:style-name="Strong_20_Emphasis"><text:span text:style-name="T11">Espacio de trabajo adaptado</text:span></text:span><text:span text:style-name="T11"> con mobiliario adecuado para el desarrollo de software y la atención a clientes.</text:span></text:p>
        </text:list-item>
      </text:list>
      <text:p text:style-name="P18"/>
      <text:p text:style-name="P18"/>
      <text:p text:style-name="P18"/>
      <text:p text:style-name="P19"/>
      <text:p text:style-name="P20"><text:soft-page-break/><text:span text:style-name="T17">4. </text:span><text:span text:style-name="T18">Especifique las tecnologías </text:span></text:p>
      <text:p text:style-name="P20"/>
      <text:p text:style-name="P21"><text:span text:style-name="T19">Para el desarrollo de </text:span><text:span text:style-name="Strong_20_Emphasis"><text:span text:style-name="T19">FacturaApp</text:span></text:span><text:span text:style-name="T19">, se utilizarán tecnologías modernas que permitan una aplicación escalable, segura y fácil de mantener. Estas tecnologías incluyen:</text:span></text:p>
      <text:list text:style-name="L3">
        <text:list-item>
          <text:p text:style-name="P22"><text:span text:style-name="Strong_20_Emphasis"><text:span text:style-name="T19">Backend:</text:span></text:span><text:span text:style-name="T19"> Se empleará </text:span><text:span text:style-name="Strong_20_Emphasis"><text:span text:style-name="T19">Python con Django</text:span></text:span><text:span text:style-name="T19">, un framework robusto que facilita el desarrollo rápido y seguro de aplicaciones web. Django será alojado en </text:span><text:span text:style-name="Strong_20_Emphasis"><text:span text:style-name="T19">PythonAnywhere</text:span></text:span><text:span text:style-name="T19">, una plataforma que permite desplegar aplicaciones basadas en Python de forma sencilla.<text:line-break/>Durante el curso hemos trabajado con tecnologías como </text:span><text:span text:style-name="Strong_20_Emphasis"><text:span text:style-name="T19">PHP en servidor local</text:span></text:span><text:span text:style-name="T19"> y </text:span><text:span text:style-name="Strong_20_Emphasis"><text:span text:style-name="T19">Java con Apache Tomcat</text:span></text:span><text:span text:style-name="T19">, lo que ha permitido adquirir conocimientos sobre la instalación y configuración de servidores. Esta experiencia facilitará la gestión de entornos de despliegue para FacturaApp, tanto en servidores locales para clientes específicos como en servidores en la nube como PythonAnywhere, que opera sobre un sistema basado en </text:span><text:span text:style-name="Strong_20_Emphasis"><text:span text:style-name="T19">Debian</text:span></text:span><text:span text:style-name="T19">, similar a los entornos con los que hemos trabajado en el curso.</text:span></text:p>
        </text:list-item>
        <text:list-item>
          <text:p text:style-name="P22"><text:span text:style-name="Strong_20_Emphasis"><text:span text:style-name="T19">Frontend:</text:span></text:span><text:span text:style-name="T19"> La interfaz de usuario se desarrollará utilizando </text:span><text:span text:style-name="Strong_20_Emphasis"><text:span text:style-name="T19">HTML, CSS y JavaScript</text:span></text:span><text:span text:style-name="T19">, tecnologías estándar para la creación de aplicaciones web interactivas. El hosting del frontend se realizará en </text:span><text:span text:style-name="Strong_20_Emphasis"><text:span text:style-name="T19">Firebase Hosting</text:span></text:span><text:span text:style-name="T19">, que ofrece velocidad y seguridad en la entrega de contenido.<text:line-break/>Además, durante el curso hemos trabajado con </text:span><text:span text:style-name="Strong_20_Emphasis"><text:span text:style-name="T19">JavaScript y sus funciones y clases</text:span></text:span><text:span text:style-name="T19">, lo que facilita el desarrollo del frontend de FacturaApp con una estructura modular y reutilizable.</text:span></text:p>
        </text:list-item>
        <text:list-item>
          <text:p text:style-name="P22"><text:span text:style-name="Strong_20_Emphasis"><text:span text:style-name="T19">Gestión de bases de datos:</text:span></text:span><text:span text:style-name="T19"> Django incorporará </text:span><text:span text:style-name="Strong_20_Emphasis"><text:span text:style-name="T19">SQLite</text:span></text:span><text:span text:style-name="T19"> como base de datos principal. </text:span><text:span text:style-name="Strong_20_Emphasis"><text:span text:style-name="T19">SQLite</text:span></text:span><text:span text:style-name="T19"> es una base de datos ligera y altamente portátil, ideal para entornos donde no se requiere una infraestructura de servidor compleja. Esto permitirá que </text:span><text:span text:style-name="Strong_20_Emphasis"><text:span text:style-name="T19">FacturaApp</text:span></text:span><text:span text:style-name="T19"> pueda instalarse de forma </text:span><text:span text:style-name="Strong_20_Emphasis"><text:span text:style-name="T19">offline</text:span></text:span><text:span text:style-name="T19"> en las instalaciones de determinados clientes, facilitando su uso sin depender de servidores externos.<text:line-break/></text:span><text:span text:style-name="Strong_20_Emphasis"><text:span text:style-name="T19">Capacidad de SQLite:</text:span></text:span><text:span text:style-name="T19"> SQLite puede gestionar archivos de base de datos de hasta </text:span><text:span text:style-name="Strong_20_Emphasis"><text:span text:style-name="T19">281 TB</text:span></text:span><text:span text:style-name="T19"> y manejar millones de registros sin problemas, lo que garantiza suficiente almacenamiento para gestionar una gran cantidad de facturas y clientes.</text:span></text:p>
        </text:list-item>
        <text:list-item>
          <text:p text:style-name="P22"><text:span text:style-name="Strong_20_Emphasis"><text:span text:style-name="T19">Automatización y reconocimiento de facturas:</text:span></text:span><text:span text:style-name="T19"> Para futuras funcionalidades de automatización, como el reconocimiento de facturas recibidas de proveedores, se integrará </text:span><text:span text:style-name="Strong_20_Emphasis"><text:span text:style-name="T19">inteligencia artificial con Python</text:span></text:span><text:span text:style-name="T19">. Se utilizarán bibliotecas específicas para la lectura y extracción de datos desde archivos </text:span><text:span text:style-name="Strong_20_Emphasis"><text:span text:style-name="T19">PDF</text:span></text:span><text:span text:style-name="T19">.</text:span></text:p>
        </text:list-item>
        <text:list-item>
          <text:p text:style-name="P22"><text:span text:style-name="Strong_20_Emphasis"><text:span text:style-name="T19">Generación de documentos y comunicación:</text:span></text:span><text:span text:style-name="T19"> Se emplearán bibliotecas de Python para la generación de facturas en </text:span><text:span text:style-name="Strong_20_Emphasis"><text:span text:style-name="T19">PDF</text:span></text:span><text:span text:style-name="T19">, así como herramientas para el </text:span><text:span text:style-name="Strong_20_Emphasis"><text:span text:style-name="T19">envío de correos electrónicos automáticos</text:span></text:span><text:span text:style-name="T19"> con las facturas adjuntas.</text:span></text:p>
        </text:list-item>
        <text:list-item>
          <text:p text:style-name="P22"><text:span text:style-name="Strong_20_Emphasis"><text:span text:style-name="T19">Entorno de desarrollo:</text:span></text:span><text:span text:style-name="T19"> Se utilizará </text:span><text:span text:style-name="Strong_20_Emphasis"><text:span text:style-name="T19">Visual Studio Code</text:span></text:span><text:span text:style-name="T19"> como editor principal, complementado con plugins para facilitar el desarrollo, la depuración y las pruebas del código.</text:span></text:p>
        </text:list-item>
      </text:list>
      <text:p text:style-name="P23"><text:span text:style-name="T19">Con esta infraestructura tecnológica, </text:span><text:span text:style-name="Strong_20_Emphasis"><text:span text:style-name="T19">FacturaApp</text:span></text:span><text:span text:style-name="T19"> estará preparada para ofrecer un servicio eficiente y escalable, permitiendo a los autónomos gestionar su facturación de manera ágil y profesional, ya sea en </text:span><text:span text:style-name="Strong_20_Emphasis"><text:span text:style-name="T19">un entorno online o en una instalación local dentro de la infraestructura de un cliente</text:span></text:span><text:span text:style-name="T19">.</text:span></text:p>
      <text:p text:style-name="P24"/>
      <text:p text:style-name="P18"/>
      <text:p text:style-name="P18"><text:soft-page-break/></text:p>
      <text:p text:style-name="P25"><text:span text:style-name="T20">5. </text:span><text:span text:style-name="Strong_20_Emphasis"><text:span text:style-name="T21">Tecnología para la publicación, despliegue y control de la aplicación</text:span></text:span></text:p>
      <text:p text:style-name="P26"/>
      <text:h text:style-name="P27" text:outline-level="3"><text:span text:style-name="Strong_20_Emphasis"><text:span text:style-name="T15">Tecnología para la publicación, despliegue y control de la aplicación</text:span></text:span></text:h>
      <text:p text:style-name="P28"><text:span text:style-name="T11">Para garantizar un </text:span><text:span text:style-name="Strong_20_Emphasis"><text:span text:style-name="T11">flujo de despliegue eficiente y automatizado</text:span></text:span><text:span text:style-name="T11">, </text:span><text:span text:style-name="Strong_20_Emphasis"><text:span text:style-name="T11">FacturaApp</text:span></text:span><text:span text:style-name="T11"> utilizará diferentes tecnologías según la parte de la aplicación:</text:span></text:p>
      <text:list text:style-name="L4">
        <text:list-header>
          <text:p text:style-name="P29"><text:span text:style-name="Strong_20_Emphasis"><text:span text:style-name="T11"/></text:span></text:p>
        </text:list-header>
        <text:list-item>
          <text:p text:style-name="P29"><text:span text:style-name="Strong_20_Emphasis"><text:span text:style-name="T11">Backend (Alojado en PythonAnywhere)</text:span></text:span><text:span text:style-name="T11"><text:line-break/>El backend de </text:span><text:span text:style-name="Strong_20_Emphasis"><text:span text:style-name="T11">FacturaApp</text:span></text:span><text:span text:style-name="T11"> estará alojado en </text:span><text:a xlink:type="simple" xlink:href="https://www.pythonanywhere.com/" office:target-frame-name="_new" xlink:show="replace" text:style-name="Internet_20_link" text:visited-style-name="Visited_20_Internet_20_Link"><text:span text:style-name="Strong_20_Emphasis"><text:span text:style-name="T11">PythonAnywhere</text:span></text:span></text:a><text:span text:style-name="T11">, utilizando </text:span><text:span text:style-name="Strong_20_Emphasis"><text:span text:style-name="T11">Git</text:span></text:span><text:span text:style-name="T11"> como sistema de control de versiones para gestionar el código.<text:line-break/>El flujo de trabajo para el despliegue del backend será el siguiente:</text:span></text:p>
          <text:list>
            <text:list-item>
              <text:p text:style-name="P30">Desarrollo local en el equipo del programador.</text:p>
            </text:list-item>
            <text:list-item>
              <text:p text:style-name="P29"><text:span text:style-name="T11">Guardado y publicación de los cambios en </text:span><text:span text:style-name="Strong_20_Emphasis"><text:span text:style-name="T11">Git</text:span></text:span><text:span text:style-name="T11">, utilizando </text:span><text:a xlink:type="simple" xlink:href="https://github.com/" office:target-frame-name="_new" xlink:show="replace" text:style-name="Internet_20_link" text:visited-style-name="Visited_20_Internet_20_Link"><text:span text:style-name="Strong_20_Emphasis"><text:span text:style-name="T11">GitHub</text:span></text:span></text:a><text:span text:style-name="T11"> como repositorio remoto.</text:span></text:p>
            </text:list-item>
            <text:list-item>
              <text:p text:style-name="P30">Acceso a PythonAnywhere y actualización del código desde el repositorio Git, lo que permite que los cambios realizados en local pasen a estar operativos en el servidor en la nube de forma rápida y segura.</text:p>
            </text:list-item>
          </text:list>
          <text:p text:style-name="P29"><text:span text:style-name="Strong_20_Emphasis"><text:span text:style-name="T11"/></text:span></text:p>
        </text:list-item>
        <text:list-item>
          <text:p text:style-name="P29"><text:span text:style-name="Strong_20_Emphasis"><text:span text:style-name="T11">Frontend (Alojado en Firebase Hosting)</text:span></text:span><text:span text:style-name="T11"><text:line-break/>La interfaz de usuario de </text:span><text:span text:style-name="Strong_20_Emphasis"><text:span text:style-name="T11">FacturaApp</text:span></text:span><text:span text:style-name="T11"> estará alojada en </text:span><text:a xlink:type="simple" xlink:href="https://firebase.google.com/" office:target-frame-name="_new" xlink:show="replace" text:style-name="Internet_20_link" text:visited-style-name="Visited_20_Internet_20_Link"><text:span text:style-name="Strong_20_Emphasis"><text:span text:style-name="T11">Firebase Hosting</text:span></text:span></text:a><text:span text:style-name="T11">, una plataforma de Google optimizada para el despliegue rápido de aplicaciones web.<text:line-break/>Para la publicación y actualización del frontend se utilizará </text:span><text:span text:style-name="Strong_20_Emphasis"><text:span text:style-name="T11">Node.js</text:span></text:span><text:span text:style-name="T11">, que permite desplegar los cambios directamente desde el equipo local al servidor de Firebase de manera </text:span><text:span text:style-name="Strong_20_Emphasis"><text:span text:style-name="T11">rápida, sencilla y eficiente</text:span></text:span><text:span text:style-name="T11">.</text:span></text:p>
          <text:p text:style-name="P30"/>
        </text:list-item>
      </text:list>
      <text:p text:style-name="P28"><text:span text:style-name="T11">Este flujo de trabajo permite mantener </text:span><text:span text:style-name="Strong_20_Emphasis"><text:span text:style-name="T11">control de versiones</text:span></text:span><text:span text:style-name="T11">, actualizaciones rápidas y una implementación </text:span><text:span text:style-name="Strong_20_Emphasis"><text:span text:style-name="T11">estructurada y organizada</text:span></text:span><text:span text:style-name="T11"> del código en los servidores de backend y frontend, garantizando la estabilidad y escalabilidad de </text:span><text:span text:style-name="Strong_20_Emphasis"><text:span text:style-name="T11">FacturaApp</text:span></text:span><text:span text:style-name="T11">.</text:span></text:p>
      <text:p text:style-name="P31"/>
      <text:p text:style-name="P12"/>
      <text:p text:style-name="P3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3cm" fo:margin-bottom="0.3cm" fo:margin-left="0.3cm" fo:margin-right="0.3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02T09:34:43.652612000</meta:creation-date>
    <meta:generator>LibreOffice/25.2.2.2$Windows_X86_64 LibreOffice_project/7370d4be9e3cf6031a51beef54ff3bda878e3fac</meta:generator>
    <dc:date>2025-04-02T10:49:16.424271600</dc:date>
    <meta:editing-duration>PT1H14M26S</meta:editing-duration>
    <meta:editing-cycles>13</meta:editing-cycles>
    <meta:print-date>2025-04-02T10:49:23.858700800</meta:print-date>
    <meta:printed-by>Archivos PDF</meta:printed-by>
    <meta:document-statistic meta:table-count="0" meta:image-count="0" meta:object-count="0" meta:page-count="4" meta:paragraph-count="49" meta:word-count="1290" meta:character-count="8715" meta:non-whitespace-character-count="7476"/>
  </office:meta>
</office:document-meta>
</file>